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solid" draw:fill-color="#ffffff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6" draw:id="id6" draw:layer="layout" svg:width="3.5cm" svg:height="1.4cm" svg:x="3.6cm" svg:y="12.7cm">
          <text:p text:style-name="P1">JACK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7cm" svg:height="1.4cm" svg:x="6.7cm" svg:y="16.3cm">
          <text:p text:style-name="P1">ALSA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7cm" svg:height="1.4cm" svg:x="9.3cm" svg:y="16.3cm">
          <text:p text:style-name="P1">OSS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7cm" svg:height="1.4cm" svg:x="11.8cm" svg:y="16.3cm">
          <text:p text:style-name="P1">Win32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9cm" svg:height="1.4cm" svg:x="14.3cm" svg:y="16.3cm">
          <text:p text:style-name="P1">CoreAudio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5cm" svg:height="1.4cm" svg:x="7.8cm" svg:y="9.4cm">
          <text:p text:style-name="P1">Puls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9.55cm" svg:y1="10.8cm" svg:x2="8.05cm" svg:y2="16.3cm" draw:start-shape="id1" draw:start-glue-point="2" draw:end-shape="id2" draw:end-glue-point="0" svg:d="m9550 10800-1500 5500">
          <text:p/>
        </draw:connector>
        <draw:connector draw:style-name="gr2" draw:text-style-name="P1" draw:layer="layout" draw:type="line" svg:x1="9.55cm" svg:y1="10.8cm" svg:x2="10.65cm" svg:y2="16.3cm" draw:start-shape="id1" draw:start-glue-point="2" draw:end-shape="id3" draw:end-glue-point="0" svg:d="m9550 10800 1100 5500">
          <text:p/>
        </draw:connector>
        <draw:connector draw:style-name="gr2" draw:text-style-name="P1" draw:layer="layout" draw:type="line" svg:x1="9.55cm" svg:y1="10.8cm" svg:x2="13.15cm" svg:y2="16.3cm" draw:start-shape="id1" draw:start-glue-point="2" draw:end-shape="id4" draw:end-glue-point="0" svg:d="m9550 10800 3600 5500">
          <text:p/>
        </draw:connector>
        <draw:connector draw:style-name="gr2" draw:text-style-name="P1" draw:layer="layout" draw:type="line" svg:x1="9.55cm" svg:y1="10.8cm" svg:x2="16.25cm" svg:y2="16.3cm" draw:start-shape="id1" draw:start-glue-point="2" draw:end-shape="id5" draw:end-glue-point="0" svg:d="m9550 10800 6700 5500">
          <text:p/>
        </draw:connector>
        <draw:connector draw:style-name="gr2" draw:text-style-name="P1" draw:layer="layout" draw:type="line" svg:x1="6.7cm" svg:y1="17cm" svg:x2="5.35cm" svg:y2="14.1cm" draw:start-shape="id2" draw:end-shape="id6" draw:end-glue-point="2" svg:d="m6700 17000-1350-2900">
          <text:p/>
        </draw:connector>
        <draw:connector draw:style-name="gr2" draw:text-style-name="P1" draw:layer="layout" draw:type="line" svg:x1="10.65cm" svg:y1="16.3cm" svg:x2="5.35cm" svg:y2="14.1cm" draw:start-shape="id3" draw:start-glue-point="0" draw:end-shape="id6" draw:end-glue-point="2" svg:d="m10650 16300-5300-2200">
          <text:p/>
        </draw:connector>
        <draw:connector draw:style-name="gr2" draw:text-style-name="P1" draw:layer="layout" draw:type="line" svg:x1="13.15cm" svg:y1="16.3cm" svg:x2="5.35cm" svg:y2="14.1cm" draw:start-shape="id4" draw:start-glue-point="0" draw:end-shape="id6" draw:end-glue-point="2" svg:d="m13150 16300-7800-2200">
          <text:p/>
        </draw:connector>
        <draw:connector draw:style-name="gr2" draw:text-style-name="P1" draw:layer="layout" draw:type="line" svg:x1="16.25cm" svg:y1="16.3cm" svg:x2="5.35cm" svg:y2="14.1cm" draw:start-shape="id5" draw:start-glue-point="0" draw:end-shape="id6" draw:end-glue-point="2" svg:d="m16250 16300-10900-2200">
          <text:p/>
        </draw:connector>
        <draw:custom-shape draw:style-name="gr1" draw:text-style-name="P1" xml:id="id7" draw:id="id7" draw:layer="layout" svg:width="3.5cm" svg:height="1.4cm" svg:x="11.3cm" svg:y="9.4cm">
          <text:p text:style-name="P1">ES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5.35cm" svg:y1="12.7cm" svg:x2="9.55cm" svg:y2="10.8cm" draw:start-shape="id6" draw:start-glue-point="0" draw:end-shape="id1" draw:end-glue-point="2" svg:d="m5350 12700 4200-1900">
          <text:p/>
        </draw:connector>
        <draw:custom-shape draw:style-name="gr1" draw:text-style-name="P1" xml:id="id8" draw:id="id8" draw:layer="layout" svg:width="3.5cm" svg:height="1.4cm" svg:x="14.6cm" svg:y="9.4cm">
          <text:p text:style-name="P1">aRt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05cm" svg:y1="16.3cm" svg:x2="13.05cm" svg:y2="10.8cm" draw:start-shape="id2" draw:start-glue-point="0" draw:end-shape="id7" draw:end-glue-point="2" svg:d="m8050 16300 5000-5500">
          <text:p/>
        </draw:connector>
        <draw:connector draw:style-name="gr2" draw:text-style-name="P1" draw:layer="layout" draw:type="line" svg:x1="8.05cm" svg:y1="16.3cm" svg:x2="16.35cm" svg:y2="10.8cm" draw:start-shape="id2" draw:start-glue-point="0" draw:end-shape="id8" draw:end-glue-point="2" svg:d="m8050 16300 8300-5500">
          <text:p/>
        </draw:connector>
        <draw:connector draw:style-name="gr2" draw:text-style-name="P1" draw:layer="layout" draw:type="line" svg:x1="10.65cm" svg:y1="16.3cm" svg:x2="13.05cm" svg:y2="10.8cm" draw:start-shape="id3" draw:start-glue-point="0" draw:end-shape="id7" draw:end-glue-point="2" svg:d="m10650 16300 2400-5500">
          <text:p/>
        </draw:connector>
        <draw:connector draw:style-name="gr2" draw:text-style-name="P1" draw:layer="layout" draw:type="line" svg:x1="10.65cm" svg:y1="16.3cm" svg:x2="16.35cm" svg:y2="10.8cm" draw:start-shape="id3" draw:start-glue-point="0" draw:end-shape="id8" draw:end-glue-point="2" svg:d="m10650 16300 5700-5500">
          <text:p/>
        </draw:connector>
        <draw:connector draw:style-name="gr2" draw:text-style-name="P1" draw:layer="layout" draw:type="line" svg:x1="5.35cm" svg:y1="12.7cm" svg:x2="16.35cm" svg:y2="10.8cm" draw:start-shape="id6" draw:start-glue-point="0" draw:end-shape="id8" draw:end-glue-point="2" svg:d="m5350 12700 11000-1900">
          <text:p/>
        </draw:connector>
        <draw:connector draw:style-name="gr2" draw:text-style-name="P1" draw:layer="layout" draw:type="line" svg:x1="5.35cm" svg:y1="12.7cm" svg:x2="13.05cm" svg:y2="10.8cm" draw:start-shape="id6" draw:start-glue-point="0" draw:end-shape="id7" draw:end-glue-point="2" svg:d="m5350 12700 7700-1900">
          <text:p/>
        </draw:connector>
        <draw:custom-shape draw:style-name="gr1" draw:text-style-name="P1" xml:id="id9" draw:id="id9" draw:layer="layout" svg:width="3.5cm" svg:height="1.4cm" svg:x="1.7cm" svg:y="16.3cm">
          <text:p text:style-name="P1">ffado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3.45cm" svg:y1="16.3cm" svg:x2="5.35cm" svg:y2="14.1cm" draw:start-shape="id9" draw:start-glue-point="0" draw:end-shape="id6" draw:end-glue-point="2" svg:d="m3450 16300 1900-2200">
          <text:p/>
        </draw:connector>
        <draw:custom-shape draw:style-name="gr1" draw:text-style-name="P1" xml:id="id10" draw:id="id10" draw:layer="layout" svg:width="3.5cm" svg:height="1.4cm" svg:x="1.7cm" svg:y="20.2cm">
          <text:p text:style-name="P1">firewire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3.5cm" svg:height="1.4cm" svg:x="8.7cm" svg:y="20.2cm">
          <text:p text:style-name="P1">USB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3.5cm" svg:height="1.4cm" svg:x="12.2cm" svg:y="20.2cm">
          <text:p text:style-name="P1">PCI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3.45cm" svg:y1="17.7cm" svg:x2="3.45cm" svg:y2="20.2cm" draw:start-shape="id9" draw:start-glue-point="2" draw:end-shape="id10" svg:d="m3450 17700v2500">
          <text:p/>
        </draw:connector>
        <draw:connector draw:style-name="gr2" draw:text-style-name="P1" draw:layer="layout" draw:type="line" svg:x1="8.05cm" svg:y1="17.7cm" svg:x2="10.45cm" svg:y2="20.2cm" draw:start-shape="id2" draw:start-glue-point="2" draw:end-shape="id11" draw:end-glue-point="0" svg:d="m8050 17700 2400 2500">
          <text:p/>
        </draw:connector>
        <draw:connector draw:style-name="gr2" draw:text-style-name="P1" draw:layer="layout" draw:type="line" svg:x1="10.65cm" svg:y1="17.7cm" svg:x2="10.45cm" svg:y2="20.2cm" draw:start-shape="id3" draw:start-glue-point="2" draw:end-shape="id11" draw:end-glue-point="0" svg:d="m10650 17700-200 2500">
          <text:p/>
        </draw:connector>
        <draw:connector draw:style-name="gr2" draw:text-style-name="P1" draw:layer="layout" draw:type="line" svg:x1="13.15cm" svg:y1="17.7cm" svg:x2="10.45cm" svg:y2="20.2cm" draw:start-shape="id4" draw:start-glue-point="2" draw:end-shape="id11" draw:end-glue-point="0" svg:d="m13150 17700-2700 2500">
          <text:p/>
        </draw:connector>
        <draw:connector draw:style-name="gr2" draw:text-style-name="P1" draw:layer="layout" draw:type="line" svg:x1="16.25cm" svg:y1="17.7cm" svg:x2="10.45cm" svg:y2="20.2cm" draw:start-shape="id5" draw:start-glue-point="2" draw:end-shape="id11" draw:end-glue-point="0" svg:d="m16250 17700-5800 2500">
          <text:p/>
        </draw:connector>
        <draw:connector draw:style-name="gr2" draw:text-style-name="P1" draw:layer="layout" draw:type="line" svg:x1="16.25cm" svg:y1="17.7cm" svg:x2="13.95cm" svg:y2="20.2cm" draw:start-shape="id5" draw:start-glue-point="2" draw:end-shape="id12" draw:end-glue-point="0" svg:d="m16250 17700-2300 2500">
          <text:p/>
        </draw:connector>
        <draw:connector draw:style-name="gr2" draw:text-style-name="P1" draw:layer="layout" draw:type="line" svg:x1="13.15cm" svg:y1="17.7cm" svg:x2="13.95cm" svg:y2="20.2cm" draw:start-shape="id4" draw:start-glue-point="2" draw:end-shape="id12" draw:end-glue-point="0" svg:d="m13150 17700 800 2500">
          <text:p/>
        </draw:connector>
        <draw:connector draw:style-name="gr2" draw:text-style-name="P1" draw:layer="layout" draw:type="line" svg:x1="10.65cm" svg:y1="17.7cm" svg:x2="13.95cm" svg:y2="20.2cm" draw:start-shape="id3" draw:start-glue-point="2" draw:end-shape="id12" draw:end-glue-point="0" svg:d="m10650 17700 3300 2500">
          <text:p/>
        </draw:connector>
        <draw:connector draw:style-name="gr2" draw:text-style-name="P1" draw:layer="layout" draw:type="line" svg:x1="8.05cm" svg:y1="17.7cm" svg:x2="13.95cm" svg:y2="20.2cm" draw:start-shape="id2" draw:start-glue-point="2" draw:end-shape="id12" draw:end-glue-point="0" svg:d="m8050 17700 5900 2500">
          <text:p/>
        </draw:connector>
        <draw:connector draw:style-name="gr2" draw:text-style-name="P1" draw:layer="layout" draw:type="line" svg:x1="3.45cm" svg:y1="20.2cm" svg:x2="13.15cm" svg:y2="17.7cm" draw:start-shape="id10" draw:start-glue-point="0" draw:end-shape="id4" draw:end-glue-point="2" svg:d="m3450 20200 9700-2500">
          <text:p/>
        </draw:connector>
        <draw:connector draw:style-name="gr2" draw:text-style-name="P1" draw:layer="layout" draw:type="line" svg:x1="3.45cm" svg:y1="20.2cm" svg:x2="16.25cm" svg:y2="17.7cm" draw:start-shape="id10" draw:start-glue-point="0" draw:end-shape="id5" draw:end-glue-point="2" svg:d="m3450 20200 12800-2500">
          <text:p/>
        </draw:connector>
        <draw:custom-shape draw:style-name="gr1" draw:text-style-name="P1" xml:id="id13" draw:id="id13" draw:layer="layout" svg:width="3.5cm" svg:height="1.4cm" svg:x="5.4cm" svg:y="6cm">
          <text:p text:style-name="P1">OSS(padsp)</text:p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3.5cm" svg:height="1.4cm" svg:x="12.8cm" svg:y="6cm">
          <text:p text:style-name="P1">canberra</text:p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3.5cm" svg:height="1.4cm" svg:x="16.1cm" svg:y="6cm">
          <text:p text:style-name="P1">GStream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2.7cm" svg:height="1.4cm" svg:x="9.8cm" svg:y="6cm">
          <text:p text:style-name="P1">ALSA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9.55cm" svg:y1="9.4cm" svg:x2="7.15cm" svg:y2="7.4cm" draw:start-shape="id1" draw:start-glue-point="0" draw:end-shape="id13" draw:end-glue-point="2" svg:d="m9550 9400-2400-2000">
          <text:p/>
        </draw:connector>
        <draw:connector draw:style-name="gr2" draw:text-style-name="P1" draw:layer="layout" draw:type="line" svg:x1="9.55cm" svg:y1="9.4cm" svg:x2="11.15cm" svg:y2="7.4cm" draw:start-shape="id1" draw:start-glue-point="0" draw:end-shape="id14" draw:end-glue-point="2" svg:d="m9550 9400 1600-2000">
          <text:p/>
        </draw:connector>
        <draw:connector draw:style-name="gr2" draw:text-style-name="P1" draw:layer="layout" draw:type="line" svg:x1="9.55cm" svg:y1="9.4cm" svg:x2="14.55cm" svg:y2="7.4cm" draw:start-shape="id1" draw:start-glue-point="0" draw:end-shape="id15" draw:end-glue-point="2" svg:d="m9550 9400 5000-2000">
          <text:p/>
        </draw:connector>
        <draw:connector draw:style-name="gr2" draw:text-style-name="P1" draw:layer="layout" draw:type="line" svg:x1="9.55cm" svg:y1="9.4cm" svg:x2="17.85cm" svg:y2="7.4cm" draw:start-shape="id1" draw:start-glue-point="0" draw:end-shape="id16" draw:end-glue-point="2" svg:d="m9550 9400 8300-2000">
          <text:p/>
        </draw:connector>
        <draw:connector draw:style-name="gr2" draw:text-style-name="P1" draw:layer="layout" draw:type="line" svg:x1="13.05cm" svg:y1="9.4cm" svg:x2="11.15cm" svg:y2="7.4cm" draw:start-shape="id7" draw:start-glue-point="0" draw:end-shape="id14" draw:end-glue-point="2" svg:d="m13050 9400-1900-2000">
          <text:p/>
        </draw:connector>
        <draw:connector draw:style-name="gr2" draw:text-style-name="P1" draw:layer="layout" draw:type="line" svg:x1="16.35cm" svg:y1="9.4cm" svg:x2="11.15cm" svg:y2="7.4cm" draw:start-shape="id8" draw:start-glue-point="0" draw:end-shape="id14" draw:end-glue-point="2" svg:d="m16350 9400-5200-2000">
          <text:p/>
        </draw:connector>
        <draw:connector draw:style-name="gr2" draw:text-style-name="P1" draw:layer="layout" draw:type="line" svg:x1="13.05cm" svg:y1="9.4cm" svg:x2="14.55cm" svg:y2="7.4cm" draw:start-shape="id7" draw:start-glue-point="0" draw:end-shape="id15" draw:end-glue-point="2" svg:d="m13050 9400 1500-2000">
          <text:p/>
        </draw:connector>
        <draw:connector draw:style-name="gr2" draw:text-style-name="P1" draw:layer="layout" draw:type="line" svg:x1="13.05cm" svg:y1="9.4cm" svg:x2="17.85cm" svg:y2="7.4cm" draw:start-shape="id7" draw:start-glue-point="0" draw:end-shape="id16" draw:end-glue-point="2" svg:d="m13050 9400 4800-2000">
          <text:p/>
        </draw:connector>
        <draw:connector draw:style-name="gr2" draw:text-style-name="P1" draw:layer="layout" draw:type="line" svg:x1="16.35cm" svg:y1="9.4cm" svg:x2="17.85cm" svg:y2="7.4cm" draw:start-shape="id8" draw:start-glue-point="0" draw:end-shape="id16" draw:end-glue-point="2" svg:d="m16350 9400 1500-2000">
          <text:p/>
        </draw:connector>
        <draw:custom-shape draw:style-name="gr1" draw:text-style-name="P1" draw:layer="layout" svg:width="2.7cm" svg:height="1.4cm" svg:x="6.7cm" svg:y="16.3cm">
          <text:p text:style-name="P1">ALSA</text:p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3.5cm" svg:height="2.5cm" svg:x="2.2cm" svg:y="1.2cm">
          <text:p text:style-name="P1">Pro apps</text:p>
          <text:p text:style-name="P1">eg.</text:p>
          <text:p text:style-name="P1">Ardour</text:p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3.5cm" svg:height="2.5cm" svg:x="7.4cm" svg:y="1.2cm">
          <text:p text:style-name="P1">HTK tools</text:p>
          <draw:enhanced-geometry svg:viewBox="0 0 21600 21600" draw:type="rectangle" draw:enhanced-path="M 0 0 L 21600 0 21600 21600 0 21600 0 0 Z N"/>
        </draw:custom-shape>
        <draw:custom-shape draw:style-name="gr1" draw:text-style-name="P1" xml:id="id19" draw:id="id19" draw:layer="layout" svg:width="7.3cm" svg:height="2.5cm" svg:x="12.1cm" svg:y="1.2cm">
          <text:p text:style-name="P1">Consumer apps</text:p>
          <text:p text:style-name="P1">eg.</text:p>
          <text:p text:style-name="P1">VLC, Banshee, Firefox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5.35cm" svg:y1="12.7cm" svg:x2="3.95cm" svg:y2="3.7cm" draw:start-shape="id6" draw:start-glue-point="0" draw:end-shape="id17" svg:d="m5350 12700-1400-9000">
          <text:p/>
        </draw:connector>
        <draw:connector draw:style-name="gr2" draw:text-style-name="P1" draw:layer="layout" draw:type="line" svg:x1="7.15cm" svg:y1="6cm" svg:x2="9.15cm" svg:y2="3.7cm" draw:start-shape="id13" draw:start-glue-point="0" draw:end-shape="id18" draw:end-glue-point="2" svg:d="m7150 6000 2000-2300">
          <text:p/>
        </draw:connector>
        <draw:connector draw:style-name="gr2" draw:text-style-name="P1" draw:layer="layout" draw:type="line" svg:x1="11.15cm" svg:y1="6cm" svg:x2="15.75cm" svg:y2="3.7cm" draw:start-shape="id14" draw:start-glue-point="0" draw:end-shape="id19" draw:end-glue-point="2" svg:d="m11150 6000 4600-2300">
          <text:p/>
        </draw:connector>
        <draw:connector draw:style-name="gr2" draw:text-style-name="P1" draw:layer="layout" draw:type="line" svg:x1="15.75cm" svg:y1="3.7cm" svg:x2="14.55cm" svg:y2="6cm" draw:start-shape="id19" draw:start-glue-point="2" draw:end-shape="id15" draw:end-glue-point="0" svg:d="m15750 3700-1200 2300">
          <text:p/>
        </draw:connector>
        <draw:connector draw:style-name="gr2" draw:text-style-name="P1" draw:layer="layout" draw:type="line" svg:x1="15.75cm" svg:y1="3.7cm" svg:x2="17.85cm" svg:y2="6cm" draw:start-shape="id19" draw:start-glue-point="2" draw:end-shape="id16" draw:end-glue-point="0" svg:d="m15750 3700 2100 2300">
          <text:p/>
        </draw:connector>
        <draw:connector draw:style-name="gr2" draw:text-style-name="P1" draw:layer="layout" draw:type="lines" draw:line-skew="-3.299cm -0.501cm" svg:x1="9.55cm" svg:y1="9.4cm" svg:x2="15.75cm" svg:y2="3.7cm" draw:start-shape="id1" draw:start-glue-point="0" draw:end-shape="id19" draw:end-glue-point="2" svg:d="m9550 9400v-3800l6200-1900v0">
          <text:p/>
        </draw:connector>
        <draw:custom-shape draw:style-name="gr1" draw:text-style-name="P1" xml:id="id20" draw:id="id20" draw:layer="layout" svg:width="3.5cm" svg:height="1.4cm" svg:x="1.2cm" svg:y="9.3cm">
          <text:p text:style-name="P1">streaming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5.35cm" svg:y1="12.7cm" svg:x2="2.95cm" svg:y2="10.7cm" draw:start-shape="id6" draw:start-glue-point="0" draw:end-shape="id20" draw:end-glue-point="2" svg:d="m5350 12700-2400-2000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arles Fox</meta:initial-creator>
    <meta:creation-date>2012-01-26T11:42:38</meta:creation-date>
    <dc:date>2012-01-26T12:16:47</dc:date>
    <dc:creator>Charles Fox</dc:creator>
    <meta:editing-duration>PT11M58S</meta:editing-duration>
    <meta:editing-cycles>6</meta:editing-cycles>
    <meta:generator>LibreOffice/3.4$Unix LibreOffice_project/340m1$Build-402</meta:generator>
    <meta:document-statistic meta:object-count="64"/>
  </office:meta>
</office:document-meta>
</file>